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2288a" officeooo:paragraph-rsid="0032288a"/>
    </style:style>
    <style:style style:name="P2" style:family="paragraph" style:parent-style-name="Standard">
      <style:text-properties officeooo:rsid="00338ada" officeooo:paragraph-rsid="00338ada"/>
    </style:style>
    <style:style style:name="P3" style:family="paragraph" style:parent-style-name="Standard">
      <style:text-properties officeooo:rsid="0034c0c7" officeooo:paragraph-rsid="0034c0c7"/>
    </style:style>
    <style:style style:name="P4" style:family="paragraph" style:parent-style-name="Standard">
      <style:text-properties officeooo:rsid="003687df" officeooo:paragraph-rsid="003687df"/>
    </style:style>
    <style:style style:name="P5" style:family="paragraph" style:parent-style-name="Standard">
      <style:text-properties officeooo:rsid="003ce4aa" officeooo:paragraph-rsid="003ce4aa"/>
    </style:style>
    <style:style style:name="P6" style:family="paragraph" style:parent-style-name="Standard">
      <style:text-properties officeooo:rsid="00412bd2" officeooo:paragraph-rsid="00412bd2"/>
    </style:style>
    <style:style style:name="P7" style:family="paragraph" style:parent-style-name="Standard">
      <style:text-properties officeooo:rsid="004501ff" officeooo:paragraph-rsid="004501ff"/>
    </style:style>
    <style:style style:name="P8" style:family="paragraph" style:parent-style-name="Standard">
      <style:text-properties officeooo:rsid="0046ae06" officeooo:paragraph-rsid="0046ae06"/>
    </style:style>
    <style:style style:name="P9" style:family="paragraph" style:parent-style-name="Standard">
      <style:text-properties officeooo:rsid="004a99f2" officeooo:paragraph-rsid="004a99f2"/>
    </style:style>
    <style:style style:name="P10" style:family="paragraph" style:parent-style-name="Standard">
      <style:text-properties officeooo:rsid="004d637d" officeooo:paragraph-rsid="004d637d"/>
    </style:style>
    <style:style style:name="P11" style:family="paragraph" style:parent-style-name="Standard">
      <style:text-properties officeooo:rsid="0052b12c" officeooo:paragraph-rsid="0052b12c"/>
    </style:style>
    <style:style style:name="P12" style:family="paragraph" style:parent-style-name="Standard">
      <style:text-properties officeooo:rsid="005388b5" officeooo:paragraph-rsid="005388b5"/>
    </style:style>
    <style:style style:name="P13" style:family="paragraph" style:parent-style-name="Standard">
      <style:text-properties officeooo:rsid="00550067" officeooo:paragraph-rsid="00550067"/>
    </style:style>
    <style:style style:name="P14" style:family="paragraph" style:parent-style-name="Standard">
      <style:text-properties officeooo:rsid="0057e7ef" officeooo:paragraph-rsid="0057e7ef"/>
    </style:style>
    <style:style style:name="P15" style:family="paragraph" style:parent-style-name="Standard">
      <style:text-properties officeooo:rsid="0057e7ef" officeooo:paragraph-rsid="0058f71f"/>
    </style:style>
    <style:style style:name="P16" style:family="paragraph" style:parent-style-name="Standard">
      <style:text-properties officeooo:rsid="0058f71f" officeooo:paragraph-rsid="0058f71f"/>
    </style:style>
    <style:style style:name="P17" style:family="paragraph" style:parent-style-name="Standard">
      <style:text-properties officeooo:rsid="005b98f8" officeooo:paragraph-rsid="005b98f8"/>
    </style:style>
    <style:style style:name="P18" style:family="paragraph" style:parent-style-name="Standard">
      <style:text-properties officeooo:rsid="005b98f8" officeooo:paragraph-rsid="005f5f32"/>
    </style:style>
    <style:style style:name="P19" style:family="paragraph" style:parent-style-name="Standard">
      <style:text-properties officeooo:rsid="005f5f32" officeooo:paragraph-rsid="005f5f32"/>
    </style:style>
    <style:style style:name="P20" style:family="paragraph" style:parent-style-name="Standard">
      <style:text-properties officeooo:rsid="006156b4" officeooo:paragraph-rsid="006156b4"/>
    </style:style>
    <style:style style:name="P21" style:family="paragraph" style:parent-style-name="Standard">
      <style:text-properties officeooo:rsid="0032288a" officeooo:paragraph-rsid="0032288a" fo:background-color="#ffff00"/>
    </style:style>
    <style:style style:name="P22" style:family="paragraph" style:parent-style-name="Standard">
      <style:text-properties officeooo:rsid="0052b12c" officeooo:paragraph-rsid="0052b12c" fo:background-color="#ffff00"/>
    </style:style>
    <style:style style:name="P23" style:family="paragraph" style:parent-style-name="Standard">
      <style:text-properties officeooo:rsid="00338ada" officeooo:paragraph-rsid="00338ada" fo:background-color="#ffff00"/>
    </style:style>
    <style:style style:name="P24" style:family="paragraph" style:parent-style-name="Standard">
      <style:text-properties officeooo:rsid="0034c0c7" officeooo:paragraph-rsid="0034c0c7" fo:background-color="#ffff00"/>
    </style:style>
    <style:style style:name="P25" style:family="paragraph" style:parent-style-name="Standard">
      <style:text-properties officeooo:rsid="00550067" officeooo:paragraph-rsid="00550067" fo:background-color="#ffff00"/>
    </style:style>
    <style:style style:name="P26" style:family="paragraph" style:parent-style-name="Standard">
      <style:text-properties officeooo:rsid="0057e7ef" officeooo:paragraph-rsid="0057e7ef" fo:background-color="#ffff00"/>
    </style:style>
    <style:style style:name="P27" style:family="paragraph" style:parent-style-name="Standard">
      <style:text-properties officeooo:rsid="0068233b" officeooo:paragraph-rsid="0068233b" fo:background-color="#ffff00"/>
    </style:style>
    <style:style style:name="P28" style:family="paragraph" style:parent-style-name="Standard">
      <style:text-properties officeooo:rsid="0065200b" officeooo:paragraph-rsid="0065200b" fo:background-color="#ffff00"/>
    </style:style>
    <style:style style:name="P29" style:family="paragraph" style:parent-style-name="Standard">
      <style:text-properties officeooo:rsid="006f82fb" officeooo:paragraph-rsid="006f82fb" fo:background-color="#ffff00"/>
    </style:style>
    <style:style style:name="P30" style:family="paragraph" style:parent-style-name="Standard">
      <style:text-properties officeooo:rsid="007359b8" officeooo:paragraph-rsid="007359b8" fo:background-color="#ffff00"/>
    </style:style>
    <style:style style:name="P31" style:family="paragraph" style:parent-style-name="Standard">
      <style:text-properties officeooo:rsid="0063480e" officeooo:paragraph-rsid="0063480e"/>
    </style:style>
    <style:style style:name="P32" style:family="paragraph" style:parent-style-name="Standard">
      <style:text-properties officeooo:rsid="0065200b" officeooo:paragraph-rsid="0065200b"/>
    </style:style>
    <style:style style:name="P33" style:family="paragraph" style:parent-style-name="Standard">
      <style:text-properties officeooo:rsid="0068233b" officeooo:paragraph-rsid="0068233b"/>
    </style:style>
    <style:style style:name="P34" style:family="paragraph" style:parent-style-name="Standard">
      <style:text-properties officeooo:rsid="0068233b" officeooo:paragraph-rsid="006b8bfa"/>
    </style:style>
    <style:style style:name="P35" style:family="paragraph" style:parent-style-name="Standard">
      <style:text-properties officeooo:rsid="0068233b" officeooo:paragraph-rsid="006c0e1c"/>
    </style:style>
    <style:style style:name="P36" style:family="paragraph" style:parent-style-name="Standard">
      <style:text-properties officeooo:rsid="0068233b" officeooo:paragraph-rsid="006da1f0"/>
    </style:style>
    <style:style style:name="P37" style:family="paragraph" style:parent-style-name="Standard">
      <style:text-properties officeooo:rsid="0068233b" officeooo:paragraph-rsid="006e65fb"/>
    </style:style>
    <style:style style:name="P38" style:family="paragraph" style:parent-style-name="Standard">
      <style:text-properties officeooo:rsid="0068233b" officeooo:paragraph-rsid="007359b8"/>
    </style:style>
    <style:style style:name="P39" style:family="paragraph" style:parent-style-name="Standard">
      <style:text-properties officeooo:paragraph-rsid="0068233b"/>
    </style:style>
    <style:style style:name="P40" style:family="paragraph" style:parent-style-name="Standard">
      <style:text-properties officeooo:paragraph-rsid="006a1e83"/>
    </style:style>
    <style:style style:name="P41" style:family="paragraph" style:parent-style-name="Standard">
      <style:text-properties officeooo:rsid="006a1e83" officeooo:paragraph-rsid="006a1e83"/>
    </style:style>
    <style:style style:name="P42" style:family="paragraph" style:parent-style-name="Standard">
      <style:text-properties officeooo:rsid="006da1f0" officeooo:paragraph-rsid="006da1f0"/>
    </style:style>
    <style:style style:name="P43" style:family="paragraph" style:parent-style-name="Standard">
      <style:text-properties officeooo:rsid="006e65fb" officeooo:paragraph-rsid="006e65fb"/>
    </style:style>
    <style:style style:name="P44" style:family="paragraph" style:parent-style-name="Standard">
      <style:text-properties officeooo:rsid="006f82fb" officeooo:paragraph-rsid="006f82fb"/>
    </style:style>
    <style:style style:name="P45" style:family="paragraph" style:parent-style-name="Standard">
      <style:text-properties officeooo:rsid="007181aa" officeooo:paragraph-rsid="007181aa"/>
    </style:style>
    <style:style style:name="P46" style:family="paragraph" style:parent-style-name="Standard">
      <style:text-properties officeooo:rsid="007359b8" officeooo:paragraph-rsid="007359b8"/>
    </style:style>
    <style:style style:name="P47" style:family="paragraph" style:parent-style-name="Text_20_body">
      <style:text-properties officeooo:rsid="004d637d" officeooo:paragraph-rsid="004d637d"/>
    </style:style>
    <style:style style:name="P48" style:family="paragraph" style:parent-style-name="Standard">
      <style:text-properties officeooo:rsid="0058f71f" officeooo:paragraph-rsid="0058f71f"/>
    </style:style>
    <style:style style:name="P49" style:family="paragraph" style:parent-style-name="Standard">
      <style:text-properties officeooo:rsid="006b8bfa" officeooo:paragraph-rsid="006b8bfa"/>
    </style:style>
    <style:style style:name="P50" style:family="paragraph" style:parent-style-name="Standard">
      <style:text-properties officeooo:rsid="006da1f0" officeooo:paragraph-rsid="006da1f0" fo:background-color="#ffff00"/>
    </style:style>
    <style:style style:name="P51" style:family="paragraph" style:parent-style-name="Standard">
      <style:text-properties officeooo:rsid="006da1f0" officeooo:paragraph-rsid="006da1f0"/>
    </style:style>
    <style:style style:name="P52" style:family="paragraph" style:parent-style-name="Standard">
      <style:text-properties officeooo:paragraph-rsid="00797c01"/>
    </style:style>
    <style:style style:name="P53" style:family="paragraph" style:parent-style-name="Standard">
      <style:text-properties officeooo:rsid="007a4f93" officeooo:paragraph-rsid="007a4f93"/>
    </style:style>
    <style:style style:name="P54" style:family="paragraph" style:parent-style-name="Standard">
      <style:text-properties officeooo:rsid="007b40bb" officeooo:paragraph-rsid="007b40bb"/>
    </style:style>
    <style:style style:name="T1" style:family="text">
      <style:text-properties fo:font-weight="bold"/>
    </style:style>
    <style:style style:name="T2" style:family="text">
      <style:text-properties officeooo:rsid="00399ac8"/>
    </style:style>
    <style:style style:name="T3" style:family="text">
      <style:text-properties officeooo:rsid="0056c213"/>
    </style:style>
    <style:style style:name="T4" style:family="text">
      <style:text-properties officeooo:rsid="0058f71f"/>
    </style:style>
    <style:style style:name="T5" style:family="text">
      <style:text-properties officeooo:rsid="005f5f32"/>
    </style:style>
    <style:style style:name="T6" style:family="text">
      <style:text-properties fo:background-color="#ffff00" loext:char-shading-value="0"/>
    </style:style>
    <style:style style:name="T7" style:family="text">
      <style:text-properties officeooo:rsid="006da1f0" fo:background-color="#ffff00" loext:char-shading-value="0"/>
    </style:style>
    <style:style style:name="T8" style:family="text">
      <style:text-properties officeooo:rsid="0068233b"/>
    </style:style>
    <style:style style:name="T9" style:family="text">
      <style:text-properties officeooo:rsid="006a1e83"/>
    </style:style>
    <style:style style:name="T10" style:family="text">
      <style:text-properties officeooo:rsid="006b8bfa"/>
    </style:style>
    <style:style style:name="T11" style:family="text">
      <style:text-properties officeooo:rsid="006c0e1c"/>
    </style:style>
    <style:style style:name="T12" style:family="text">
      <style:text-properties officeooo:rsid="007359b8"/>
    </style:style>
    <style:style style:name="T13" style:family="text">
      <style:text-properties officeooo:rsid="00797c01"/>
    </style:style>
    <style:style style:name="T14" style:family="text">
      <style:text-properties officeooo:rsid="005388b5"/>
    </style:style>
    <style:style style:name="T15" style:family="text">
      <style:text-properties officeooo:rsid="007c71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Bootloader :</text:p>
      <text:p text:style-name="P11"/>
      <text:p text:style-name="P11"><text:span text:style-name="T1">Bootloader</text:span> is a piece of code that runs before any operating system is running. ... <text:span text:style-name="T1">Bootloaders</text:span> usually contain several ways to boot the OS kernel and also contain commands for debugging and/or modifying the kernel environment.</text:p>
      <text:p text:style-name="P11"/>
      <text:p text:style-name="P12">All systems need a bootloader</text:p>
      <text:p text:style-name="P12">This bootloader is Responsible for:</text:p>
      <text:p text:style-name="P12"><text:tab/>Early hardware initialisation</text:p>
      <text:p text:style-name="P12"><text:tab/>Load and boot kernel and initial ram filesystem</text:p>
      <text:p text:style-name="P12"><text:tab/>System maintenance, including loading and flashing new kernel and system images</text:p>
      <text:p text:style-name="P1"/>
      <text:p text:style-name="P12">Examples :</text:p>
      <text:p text:style-name="P52"><text:span text:style-name="T14">Uboot and lk LILO(</text:span>LInux LOader<text:span text:style-name="T13">) <text:s/></text:span>GRUB (GRand Unified <text:span text:style-name="T1">Bootloader</text:span>), <text:span text:style-name="T13">etc...</text:span></text:p>
      <text:p text:style-name="P1"/>
      <text:p text:style-name="P1"/>
      <text:p text:style-name="P21">Uboot</text:p>
      <text:p text:style-name="P1"/>
      <text:p text:style-name="P1">Das U-Boot is an open-source, primary boot loader used in embedded devices to package the instructions to boot the device's operating system kernel. It is available for a number of computer architectures, including 68k, ARM, Blackfin, MicroBlaze, MIPS, Nios, SuperH, PPC, RISC-V and x86.</text:p>
      <text:p text:style-name="P1"/>
      <text:p text:style-name="P1"/>
      <text:p text:style-name="P1"/>
      <text:p text:style-name="P1"/>
      <text:p text:style-name="P1"/>
      <text:p text:style-name="P2">From logs below is the first log </text:p>
      <text:p text:style-name="P2"/>
      <text:p text:style-name="P2">U-Boot SPL 2018.03-dirty (Sep 24 2019 - 19:49:26 +0530)</text:p>
      <text:p text:style-name="P2">this message is from SPL</text:p>
      <text:p text:style-name="P2"/>
      <text:p text:style-name="P23">SPL:</text:p>
      <text:p text:style-name="P2">The <text:span text:style-name="T1">U-Boot</text:span> Secondary Program Loader (<text:span text:style-name="T1">SPL</text:span>) is a generic implementation included in the <text:span text:style-name="T1">U-Boot</text:span> code that can be used to replace the Xilinx First Stage Boot Loader.</text:p>
      <text:p text:style-name="P53">board/freescale/imx8mq_evk/spl.c</text:p>
      <text:p text:style-name="P54">We needto handle ddr/<text:span text:style-name="T15">LPDDR</text:span> in spl.c file </text:p>
      <text:p text:style-name="P2"/>
      <text:p text:style-name="P2"/>
      <text:p text:style-name="P24">DDR Vs LPDDR </text:p>
      <text:p text:style-name="P3"/>
      <text:p text:style-name="P3">In computing, a computer bus operating with <text:span text:style-name="T1">double data</text:span> rate (DDR) transfers <text:span text:style-name="T1">data</text:span> on both the rising and falling edges of the clock signal. This <text:span text:style-name="T1">is</text:span> also known as <text:span text:style-name="T1">double</text:span> pumped, dual-pumped, and <text:span text:style-name="T1">double</text:span> transition. The term toggle mode <text:span text:style-name="T1">is</text:span> used in the context of NAND flash memory.</text:p>
      <text:p text:style-name="P3"/>
      <text:p text:style-name="P3"><text:span text:style-name="T1">Low</text:span>-<text:span text:style-name="T1">Power Double Data Rate</text:span> Synchronous Dynamic Random Access <text:span text:style-name="T1">Memory</text:span>, commonly abbreviated as <text:span text:style-name="T1">Low</text:span>-<text:span text:style-name="T1">Power</text:span> DDR SDRAM or LPDDR SDRAM, is a type of <text:span text:style-name="T1">double data rate</text:span> synchronous dynamic random-access <text:span text:style-name="T1">memory</text:span> that consumes <text:span text:style-name="T1">less power</text:span> and is targeted for mobile computers. It is also known as Mobile DDR, and abbreviated as mDDR.</text:p>
      <text:p text:style-name="P3"/>
      <text:p text:style-name="P5">We need to write the ddr drivers for specific board (imx8mq)</text:p>
      <text:p text:style-name="P4"><text:soft-page-break/>With the above things we need to configure the ddr later we can jump into actual uboot <text:span text:style-name="T2">from spl setup</text:span></text:p>
      <text:p text:style-name="P4"/>
      <text:p text:style-name="P4"/>
      <text:p text:style-name="P6">uboot/board/freescale/imx8mq_evk/imx8mq_evk.c </text:p>
      <text:p text:style-name="P6">we take over from spl</text:p>
      <text:p text:style-name="P6"/>
      <text:p text:style-name="P6"/>
      <text:p text:style-name="P7">uboot/common/board_r.c file will search for mmc boot if not control will move to board/freescale/common/mmc.c file to search image for mmc1 (sdcard).</text:p>
      <text:p text:style-name="P7"/>
      <text:p text:style-name="P7">After enter into the uboot we can stop the booting and can see the console to vrify the uboot stuff </text:p>
      <text:p text:style-name="P7"/>
      <text:p text:style-name="P8">if not uboot will search for the android image file uboot/common/image-android.c to get the kernel base address to load the kernel.</text:p>
      <text:p text:style-name="P8"/>
      <text:p text:style-name="P8"/>
      <text:p text:style-name="P9">For imx8 the base address </text:p>
      <text:p text:style-name="P9">Kernel load addr 0x40480000 size 30837 KiB</text:p>
      <text:p text:style-name="P9"/>
      <text:p text:style-name="P6"/>
      <text:p text:style-name="P6"/>
      <text:p text:style-name="P10">after uboot kernel come into the picture.</text:p>
      <text:p text:style-name="P10">Its a aprt of OS </text:p>
      <text:p text:style-name="P10"/>
      <text:p text:style-name="P10">user space + kernel space = OS </text:p>
      <text:p text:style-name="P10"/>
      <text:p text:style-name="P47">Whenever a user application calls these system call APIs with appropriate parameters, a software interrupt/exception(SWI) is triggered. </text:p>
      <text:p text:style-name="Text_20_body">As a result of this SWI, the control of the code execution jumps from the user application to a predefined location in the Interrupt Vector Table [IVT] provided by the OS. </text:p>
      <text:p text:style-name="Text_20_body">This IVT contains an adress for the SWI exception handler routine, which performs all the necessary steps required to switch the user application to kernel mode and start executing kernel instructions on behalf of user process.</text:p>
      <text:p text:style-name="P25"><text:span text:style-name="T3">Uboot Porting </text:span>:</text:p>
      <text:p text:style-name="P13"/>
      <text:p text:style-name="P26">adding new board support into uboot source code:</text:p>
      <text:p text:style-name="P14"/>
      <text:p text:style-name="P16">1)create a board file</text:p>
      <text:p text:style-name="P16">board/my_vendor/my_board/my_board.c</text:p>
      <text:p text:style-name="P15"/>
      <text:p text:style-name="P16">#include &lt;...&gt;</text:p>
      <text:p text:style-name="P16">DECLARE_GLOBAL_DATA_PTR;</text:p>
      <text:p text:style-name="P16">int dram_init(void)</text:p>
      <text:p text:style-name="P16">{</text:p>
      <text:p text:style-name="P16">gd-&gt;ram_size = imx_ddr_size();</text:p>
      <text:p text:style-name="P16">return 0;</text:p>
      <text:p text:style-name="P16">}</text:p>
      <text:p text:style-name="P16">int board_init(void)</text:p>
      <text:p text:style-name="P16"><text:soft-page-break/>{</text:p>
      <text:p text:style-name="P16">return 0;</text:p>
      <text:p text:style-name="P15"><text:span text:style-name="T4">}</text:span> </text:p>
      <text:p text:style-name="P13"/>
      <text:p text:style-name="P16">2)Create the board Kconfig file</text:p>
      <text:p text:style-name="P16">board/my_vendor/my_board/Kconfig</text:p>
      <text:p text:style-name="P16">if TARGET_MY_BOARD</text:p>
      <text:p text:style-name="P16">config SYS_BOARD</text:p>
      <text:p text:style-name="P16">default "my_board"</text:p>
      <text:p text:style-name="P16">config SYS_VENDOR</text:p>
      <text:p text:style-name="P16">default "my_vendor"</text:p>
      <text:p text:style-name="P16">config SYS_CONFIG_NAME</text:p>
      <text:p text:style-name="P16">default "my_board"</text:p>
      <text:p text:style-name="P16">endif</text:p>
      <text:p text:style-name="P16"/>
      <text:p text:style-name="P16">3)Create the board Makefile</text:p>
      <text:p text:style-name="P16">board/my_vendor/my_board/Makefile</text:p>
      <text:p text:style-name="P16">obj-y <text:s/>:= my_board.o</text:p>
      <text:p text:style-name="P16"/>
      <text:p text:style-name="P18">4)<text:span text:style-name="T5">Create the board defconfig</text:span></text:p>
      <text:p text:style-name="P18"/>
      <text:p text:style-name="P18">configs/my_board_defconfig</text:p>
      <text:p text:style-name="P17">CONFIG_ARM=y</text:p>
      <text:p text:style-name="P17">CONFIG_ARCH_MX6=y</text:p>
      <text:p text:style-name="P17">CONFIG_TARGET_MY_BOARD=y</text:p>
      <text:p text:style-name="P17">CONFIG_MXC_UART=y</text:p>
      <text:p text:style-name="P17"/>
      <text:p text:style-name="P19">5)Create the board header file</text:p>
      <text:p text:style-name="P20">include/configs/my_board.h</text:p>
      <text:p text:style-name="P20"/>
      <text:p text:style-name="P20">6) Source board’s Kconfig fil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31"><text:span text:style-name="T6">LK bootloader</text:span> </text:p>
      <text:p text:style-name="P31"/>
      <text:p text:style-name="P32">for qcom Android boot loader is the LK boot loader.</text:p>
      <text:p text:style-name="P28">LK performs:</text:p>
      <text:p text:style-name="P32"><text:tab/>*Hardware initialization: setting up vector table, MMU, cache, initialize peripherals,storage, <text:s text:c="3"/><text:tab/> <text:s/>USB, crypto, etc.</text:p>
      <text:p text:style-name="P32"><text:tab/>*Loads boot.img from storage.</text:p>
      <text:p text:style-name="P32"><text:tab/>*Supports flashing and recovery.</text:p>
      <text:p text:style-name="P32"/>
      <text:p text:style-name="P32"/>
      <text:p text:style-name="P27">LK call flow</text:p>
      <text:p text:style-name="P32"/>
      <text:p text:style-name="P33">1) The sequence starts with arch/arm/crt0.S: _start.</text:p>
      <text:p text:style-name="P33"/>
      <text:p text:style-name="P33">2) The function calls from kmain()</text:p>
      <text:p text:style-name="P39"/>
      <text:p text:style-name="P39"><text:tab/><text:span text:style-name="T9">this function contains multiple function calls </text:span></text:p>
      <text:p text:style-name="P40"><text:tab/><text:span text:style-name="T9">thread_init_early()</text:span></text:p>
      <text:p text:style-name="P41"><text:tab/>arch_early_init()</text:p>
      <text:p text:style-name="P41"><text:tab/>platform_early_init()</text:p>
      <text:p text:style-name="P41"><text:tab/>target_early_init()</text:p>
      <text:p text:style-name="P41"/>
      <text:p text:style-name="P41"><text:tab/><text:span text:style-name="T6">bootstrap2()</text:span></text:p>
      <text:p text:style-name="P39"><text:span text:style-name="T8"><text:tab/><text:tab/></text:span>Alternatively referred to as <text:span text:style-name="T1">bootstrapping</text:span>, <text:span text:style-name="T1">bootloader</text:span>, or boot program, a <text:tab/><text:span text:style-name="T1">bootstrap</text:span> loader is a program that resides in the computer's EPROM, ROM, or another non-<text:tab/>volatile memory. ... When the computer is turned on or restarted, the <text:span text:style-name="T1">bootstrap</text:span> loader first <text:tab/>performs the power-on self-test, also known as POST.</text:p>
      <text:p text:style-name="P39"/>
      <text:p text:style-name="P33">3) Calls made from bootstrap2()</text:p>
      <text:p text:style-name="P33"><text:tab/>a. arch/arm/arch.c –arch_init()</text:p>
      <text:p text:style-name="P33"><text:tab/><text:tab/><text:span text:style-name="T9">this is the first function called for initialization </text:span></text:p>
      <text:p text:style-name="P33"><text:tab/>b. platform/&lt;platform&gt;/(platform.c) –platform_init()</text:p>
      <text:p text:style-name="P33"><text:tab/><text:tab/><text:span text:style-name="T10">it contains defualt mmu section tables and allocate the memory for this platform </text:span></text:p>
      <text:p text:style-name="P34"><text:tab/></text:p>
      <text:p text:style-name="P34"><text:tab/>c. target/&lt;target&gt;/(init.c) –target_init()</text:p>
      <text:p text:style-name="P34"><text:tab/><text:tab/><text:span text:style-name="T10">Init SPMI</text:span></text:p>
      <text:p text:style-name="P49"><text:tab/><text:tab/>Init keypad</text:p>
      <text:p text:style-name="P49"><text:tab/><text:tab/>Set drive strength and pull configs for SDC pins (we have transitioned to SDHCI)</text:p>
      <text:p text:style-name="P34"><text:span text:style-name="T10"><text:tab/><text:tab/>Init the SD host controller/MMC card; identify the MMC card; set the clock, etc.</text:span><text:tab/><text:tab/></text:p>
      <text:p text:style-name="P33"/>
      <text:p text:style-name="P33"><text:tab/>d. app/init.c –apps_init()<text:tab/></text:p>
      <text:p text:style-name="P34"><text:tab/><text:tab/><text:span text:style-name="T10">Init apps that are defined using APP_START and APP_END macros; aboot_init()is</text:span></text:p>
      <text:p text:style-name="P49"><text:s text:c="24"/>called</text:p>
      <text:p text:style-name="P34"><text:span text:style-name="T10"><text:tab/><text:tab/>Run the app in a separate thread if it has .entry section</text:span><text:tab/><text:tab/></text:p>
      <text:p text:style-name="P33"><text:tab/><text:tab/><text:tab/><text:tab/></text:p>
      <text:p text:style-name="P33"><text:tab/>e. app/aboot/aboot.c –aboot_init()<text:tab/></text:p>
      <text:p text:style-name="P35"><text:tab/><text:tab/><text:span text:style-name="T11">Performs any one of the following operations based on settings/circumstances:</text:span></text:p>
      <text:p text:style-name="P35"><text:tab/><text:tab/><text:span text:style-name="T11">Regular boot</text:span></text:p>
      <text:p text:style-name="P35"><text:tab/><text:tab/><text:span text:style-name="T11">Fastboot mode to accept images</text:span></text:p>
      <text:p text:style-name="P35"><text:soft-page-break/><text:tab/><text:tab/><text:span text:style-name="T11">Recovery mode to jump to recovery firmware</text:span></text:p>
      <text:p text:style-name="P35"/>
      <text:p text:style-name="P33"><text:tab/><text:tab/></text:p>
      <text:p text:style-name="P50">LK Regular boot:</text:p>
      <text:p text:style-name="P42">Pulls out boot.img from the MMC and loads it into the scratch region (base address =</text:p>
      <text:p text:style-name="P42">0x80000000) specified in target/msm8916/rules.mk.</text:p>
      <text:p text:style-name="P36"/>
      <text:p text:style-name="P42">BASE_ADDR <text:s text:c="7"/>:= 0x80000000</text:p>
      <text:p text:style-name="P42">Loads kernel from the scratch region into KERNEL_ADDR (retrieved from boot image</text:p>
      <text:p text:style-name="P42">header).</text:p>
      <text:p text:style-name="P42">KERNEL_ADDR <text:s text:c="5"/>:= BASE_ADDR+0x00800000</text:p>
      <text:p text:style-name="P36"/>
      <text:p text:style-name="P36"/>
      <text:p text:style-name="P36"/>
      <text:p text:style-name="P36"><text:span text:style-name="T7">LK fastboot mode</text:span><text:tab/><text:tab/></text:p>
      <text:p text:style-name="P37"><text:tab/></text:p>
      <text:p text:style-name="P43">*aboot_init checks if:</text:p>
      <text:p text:style-name="P43"><text:tab/> boot.img not present, or</text:p>
      <text:p text:style-name="P43"><text:tab/> volume down key is pressed</text:p>
      <text:p text:style-name="P43">* Checks reason for reboot – check_reboot_mode.</text:p>
      <text:p text:style-name="P43">* Registers handlers for fastbootcommands:</text:p>
      <text:p text:style-name="P43"><text:tab/>fastboot_register(cmd_list[i].name,cmd_list[i].cb);</text:p>
      <text:p text:style-name="P43">*Initializes fastboot</text:p>
      <text:p text:style-name="P43"><text:tab/>fastboot_init(void *base, unsigned size)</text:p>
      <text:p text:style-name="P43"><text:tab/>Creates a thread associated with fastboot_handler()</text:p>
      <text:p text:style-name="P43"><text:tab/>Thread waits for USB event</text:p>
      <text:p text:style-name="P33"><text:tab/></text:p>
      <text:p text:style-name="P29">Fastboot commands</text:p>
      <text:p text:style-name="P45">bootable/bootloader/lk/app/aboot/aboot.c</text:p>
      <text:p text:style-name="P44"/>
      <text:p text:style-name="P44">/* register commands and variables for fastboot */</text:p>
      <text:p text:style-name="P44">void aboot_fastboot_register_commands(void){</text:p>
      <text:p text:style-name="P44">{“flash:”, cmd_flash},</text:p>
      <text:p text:style-name="P44">{“erase:”, cmd_erase},</text:p>
      <text:p text:style-name="P44">{“boot”, cmd_boot},</text:p>
      <text:p text:style-name="P44">etc...</text:p>
      <text:p text:style-name="P44">....</text:p>
      <text:p text:style-name="P44">....</text:p>
      <text:p text:style-name="P44">}</text:p>
      <text:p text:style-name="P44"/>
      <text:p text:style-name="P44"/>
      <text:p text:style-name="P44"/>
      <text:p text:style-name="P30">LK recovery mode</text:p>
      <text:p text:style-name="P33"/>
      <text:p text:style-name="P46">aboot_init checks if KEY_HOME or VOLUME UP is pressed.</text:p>
      <text:p text:style-name="P46"><text:tab/>Checks reason for reboot – check_reboot_mode().</text:p>
      <text:p text:style-name="P38"><text:tab/><text:span text:style-name="T12">If value at restart reason address is RECOVERY_MODE, sets boot_into_recovery = 1.</text:span></text:p>
      <text:p text:style-name="P38"/>
      <text:p text:style-name="P46">boot_linux_from_mmc checks:</text:p>
      <text:p text:style-name="P46">if (!boot_into_recovery) {</text:p>
      <text:p text:style-name="P46">.........</text:p>
      <text:p text:style-name="P46">...</text:p>
      <text:p text:style-name="P46"><text:soft-page-break/>else {</text:p>
      <text:p text:style-name="P46">index = partition_get_index(“recovery”);</text:p>
      <text:p text:style-name="P46">ptn = partition_get_offset(index);</text:p>
      <text:p text:style-name="P46">...........</text:p>
      <text:p text:style-name="P46">......</text:p>
      <text:p text:style-name="P46">}</text:p>
      <text:p text:style-name="P46"/>
      <text:p text:style-name="P46"/>
      <text:p text:style-name="P46">Gets image from recovery partition.</text:p>
      <text:p text:style-name="P46"/>
      <text:p text:style-name="P46"><text:tab/>gned int target_freq, unsigned int relatio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8T18:25:47.408205213</meta:creation-date>
    <dc:date>2019-10-21T14:37:06.887112531</dc:date>
    <meta:editing-duration>P3DT11H55M59S</meta:editing-duration>
    <meta:editing-cycles>65</meta:editing-cycles>
    <meta:generator>LibreOffice/5.1.6.2$Linux_X86_64 LibreOffice_project/10m0$Build-2</meta:generator>
    <meta:document-statistic meta:table-count="0" meta:image-count="0" meta:object-count="0" meta:page-count="6" meta:paragraph-count="158" meta:word-count="980" meta:character-count="6896" meta:non-whitespace-character-count="5935"/>
  </office:meta>
</office:document-meta>
</file>